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1.328cm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4" style:family="table-row">
      <style:table-row-properties style:min-row-height="0.637cm"/>
    </style:style>
    <style:style style:name="P1" style:family="paragraph" style:parent-style-name="Text_20_body">
      <style:paragraph-properties fo:text-align="center" style:justify-single-word="false"/>
      <style:text-properties style:font-name="arial" officeooo:paragraph-rsid="000b6177"/>
    </style:style>
    <style:style style:name="P2" style:family="paragraph" style:parent-style-name="Text_20_body">
      <style:text-properties style:font-name="arial" fo:font-weight="bold" officeooo:rsid="001e5257" officeooo:paragraph-rsid="000b6177" style:font-weight-asian="bold" style:font-weight-complex="bold"/>
    </style:style>
    <style:style style:name="P3" style:family="paragraph" style:parent-style-name="Text_20_body">
      <style:text-properties style:font-name="arial" fo:font-weight="bold" officeooo:paragraph-rsid="000b6177" style:font-weight-asian="bold" style:font-weight-complex="bold"/>
    </style:style>
    <style:style style:name="P4" style:family="paragraph" style:parent-style-name="Text_20_body">
      <style:text-properties style:font-name="arial" officeooo:paragraph-rsid="000b6177"/>
    </style:style>
    <style:style style:name="P5" style:family="paragraph" style:parent-style-name="Text_20_body">
      <style:paragraph-properties fo:margin-top="0cm" fo:margin-bottom="0cm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officeooo:rsid="000b6177" officeooo:paragraph-rsid="000b6177" style:text-blinking="false" fo:background-color="transparent" style:font-size-asian="16pt" style:font-size-complex="16pt"/>
    </style:style>
    <style:style style:name="P6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b6177" style:text-blinking="false" fo:background-color="transparent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d36fd" officeooo:paragraph-rsid="000d36fd" style:text-blinking="false" fo:background-color="transparent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ef00e" officeooo:paragraph-rsid="000ef00e" style:text-blinking="false" fo:background-color="transparent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43e6d" style:text-blinking="false" fo:background-color="transparent"/>
    </style:style>
    <style:style style:name="P10" style:family="paragraph" style:parent-style-name="Text_20_body">
      <style:paragraph-properties fo:margin-top="0cm" fo:margin-bottom="0cm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e5257" officeooo:paragraph-rsid="000b6177" style:text-blinking="false" fo:background-color="transparent" style:font-size-asian="11pt" style:font-style-asian="normal" style:font-weight-asian="bold" style:font-name-complex="arial" style:font-size-complex="11pt" style:font-style-complex="normal" style:font-weight-complex="bold"/>
    </style:style>
    <style:style style:name="P11" style:family="paragraph" style:parent-style-name="Text_20_body">
      <style:paragraph-properties fo:margin-top="0cm" fo:margin-bottom="0cm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paragraph-rsid="000b6177" style:text-blinking="false" fo:background-color="transparent" style:font-size-asian="11pt" style:font-style-asian="italic" style:font-weight-asian="normal" style:font-name-complex="arial" style:font-size-complex="11pt" style:font-style-complex="italic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1e5257" officeooo:paragraph-rsid="000b6177"/>
    </style:style>
    <style:style style:name="P13" style:family="paragraph" style:parent-style-name="Table_20_Contents">
      <style:paragraph-properties fo:line-height="115%"/>
      <style:text-properties style:font-name="arial" officeooo:rsid="000ef00e" officeooo:paragraph-rsid="000ef00e"/>
    </style:style>
    <style:style style:name="T1" style:family="text">
      <style:text-properties officeooo:rsid="0026324c"/>
    </style:style>
    <style:style style:name="T2" style:family="text">
      <style:text-properties officeooo:rsid="001e5257"/>
    </style:style>
    <style:style style:name="T3" style:family="text">
      <style:text-properties style:font-size-asian="12pt" style:font-weight-asian="normal" style:font-size-complex="12pt" style:font-weight-complex="normal"/>
    </style:style>
    <style:style style:name="T4" style:family="text">
      <style:text-properties officeooo:rsid="001e5257" style:font-size-asian="12pt" style:font-weight-asian="normal" style:font-size-complex="12pt" style:font-weight-complex="normal"/>
    </style:style>
    <style:style style:name="T5" style:family="text">
      <style:text-properties officeooo:rsid="001febc4" style:font-size-asian="12pt" style:font-weight-asian="normal" style:font-size-complex="12pt" style:font-weight-complex="normal"/>
    </style:style>
    <style:style style:name="T6" style:family="text">
      <style:text-properties officeooo:rsid="0011d993" style:font-size-asian="12pt" style:font-weight-asian="normal" style:font-size-complex="12pt" style:font-weight-complex="normal"/>
    </style:style>
    <style:style style:name="T7" style:family="text">
      <style:text-properties officeooo:rsid="001fba71"/>
    </style:style>
    <style:style style:name="T8" style:family="text">
      <style:text-properties officeooo:rsid="001febc4"/>
    </style:style>
    <style:style style:name="T9" style:family="text">
      <style:text-properties officeooo:rsid="000b6177"/>
    </style:style>
    <style:style style:name="T10" style:family="text">
      <style:text-properties officeooo:rsid="000d36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atador de Onça</text:p>
      <text:p text:style-name="P10"/>
      <text:p text:style-name="P11">“<text:span text:style-name="T9">Quem</text:span> <text:span text:style-name="T9">vê</text:span> <text:span text:style-name="T9">onça só no zoologico o dia que vê uma onça no meio da mata esturra</text:span></text:p>
      <text:p text:style-name="P11"><text:s text:c="2"/><text:span text:style-name="T9">o que ti uma hora que do rái memo do pipoco come no pe do ovido que ela dá um</text:span></text:p>
      <text:p text:style-name="P11">MIA<text:span text:style-name="T9">UUU</text:span> RAUMMM..."</text:p>
      <text:p text:style-name="P3"/>
      <text:p text:style-name="P6"><text:tab/><text:span text:style-name="T10">Serjão Berranteiro, mais conhecido como Matador de Onças-Vetor-Pintadas, acaba de matar a maior Onça-Vetor-Pintada de sua vida. Ela pode ser enxergada como um vetor de N posições, e em cada posição há a quantidade de pintas naquela parte da onça.</text:span></text:p>
      <text:p text:style-name="P7"><text:tab/>Serjão quer cortar a onça numa quantidade arbitrária de pedaços, de maneira a maximizar a soma dos custos de cada pedaço. Um pedaço consiste em uma ou mais posições consecutivas do vetor e o custo de cada pedaço é igual ao maior valor de uma dessas posições menos o menor valor. </text:p>
      <text:p text:style-name="P4"/>
      <text:p text:style-name="P2">Entrada</text:p>
      <text:p text:style-name="P6"><text:tab/>A primeira linha de entrada contém um único número inteiro N <text:span text:style-name="T2">(1&lt;=N&lt;=1000)</text:span>, <text:span text:style-name="T10">a quantidade de posições da Onça-Vetor-Pintada.</text:span></text:p>
      <text:p text:style-name="P9"><text:span text:style-name="T3"><text:tab/>Na próxima linha, há N números inteiros, correspondentes </text:span><text:span text:style-name="T6">aos valores</text:span><text:span text:style-name="T3"> do vetor. </text:span><text:span text:style-name="T4">Os elementos do vetor são todos maiores que </text:span><text:span text:style-name="T6">0</text:span><text:span text:style-name="T4"> e menores </text:span><text:span text:style-name="T5">ou iguais a</text:span><text:span text:style-name="T4"> 1000000.</text:span></text:p>
      <text:p text:style-name="P4"/>
      <text:p text:style-name="P2">Saída</text:p>
      <text:p text:style-name="P8">Você deverá imprimir um único valor, a maior soma de custos que Serjão pode conseguir ao cortar a Onça-Vetor-Pintada.</text:p>
      <text:p text:style-name="P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2">Exemplos de Entrada</text:p>
          </table:table-cell>
          <table:table-cell table:style-name="Tabela1.B1" office:value-type="string">
            <text:p text:style-name="P12">Exemplos de Saída</text:p>
          </table:table-cell>
        </table:table-row>
        <table:table-row table:style-name="Tabela1.2">
          <table:table-cell table:style-name="Tabela1.A2" office:value-type="string">
            <text:p text:style-name="P13">4</text:p>
            <text:p text:style-name="P13">1 2 3 4</text:p>
          </table:table-cell>
          <table:table-cell table:style-name="Tabela1.B2" office:value-type="string">
            <text:p text:style-name="P13">3</text:p>
          </table:table-cell>
        </table:table-row>
        <table:table-row table:style-name="Tabela1.2">
          <table:table-cell table:style-name="Tabela1.A2" office:value-type="string">
            <text:p text:style-name="P13">4</text:p>
            <text:p text:style-name="P13">1 4 1 4</text:p>
          </table:table-cell>
          <table:table-cell table:style-name="Tabela1.B2" office:value-type="string">
            <text:p text:style-name="P13">6</text:p>
          </table:table-cell>
        </table:table-row>
        <table:table-row table:style-name="Tabela1.4">
          <table:table-cell table:style-name="Tabela1.A2" office:value-type="string">
            <text:p text:style-name="P13">3</text:p>
            <text:p text:style-name="P13">123 123 123</text:p>
          </table:table-cell>
          <table:table-cell table:style-name="Tabela1.B2" office:value-type="string">
            <text:p text:style-name="P13">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22:41:03.173264550</meta:creation-date>
    <dc:date>2019-04-12T00:29:32.646797506</dc:date>
    <meta:editing-duration>PT7M9S</meta:editing-duration>
    <meta:editing-cycles>4</meta:editing-cycles>
    <meta:generator>LibreOffice/6.0.7.3$Linux_X86_64 LibreOffice_project/00m0$Build-3</meta:generator>
    <meta:document-statistic meta:table-count="1" meta:image-count="0" meta:object-count="0" meta:page-count="1" meta:paragraph-count="22" meta:word-count="222" meta:character-count="1188" meta:non-whitespace-character-count="981"/>
  </office:meta>
</office:document-meta>
</file>